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Microsoft Yahei" svg:font-family="'Microsoft Ya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24407" officeooo:paragraph-rsid="00024407"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officeooo:rsid="00024407" officeooo:paragraph-rsid="000244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officeooo:rsid="000746c2" officeooo:paragraph-rsid="0008ce7a"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normal" officeooo:rsid="0008ce7a" officeooo:paragraph-rsid="0008ce7a" style:font-size-asian="10.5pt" style:font-style-asian="normal" style:font-weight-asian="normal" style:font-size-complex="12pt" style:font-style-complex="normal" style:font-weight-complex="normal"/>
    </style:style>
    <style:style style:name="P5" style:family="paragraph" style:parent-style-name="Standard" style:list-style-name="L1">
      <style:paragraph-properties fo:text-align="start" style:justify-single-word="false"/>
      <style:text-properties fo:font-size="12pt" fo:font-weight="normal" officeooo:rsid="00024407" officeooo:paragraph-rsid="00024407"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officeooo:rsid="0008ce7a" officeooo:paragraph-rsid="0008ce7a"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style="normal" fo:font-weight="normal" officeooo:rsid="00040659" officeooo:paragraph-rsid="00040659" style:font-size-asian="10.5pt" style:font-style-asian="normal" style:font-weight-asian="normal" style:font-size-complex="12pt" style:font-style-complex="normal" style:font-weight-complex="normal"/>
    </style:style>
    <style:style style:name="P8" style:family="paragraph" style:parent-style-name="Standard" style:list-style-name="L1">
      <style:paragraph-properties fo:text-align="start" style:justify-single-word="false"/>
      <style:text-properties fo:font-size="12pt" fo:font-style="normal" fo:font-weight="normal" officeooo:rsid="000746c2" officeooo:paragraph-rsid="000746c2"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start" style:justify-single-word="false"/>
      <style:text-properties fo:font-size="12pt" fo:font-style="normal" fo:font-weight="normal" officeooo:rsid="000746c2" officeooo:paragraph-rsid="0008ce7a" style:font-size-asian="10.5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start" style:justify-single-word="false"/>
      <style:text-properties fo:font-size="12pt" fo:font-style="normal" fo:font-weight="normal" officeooo:rsid="000746c2" officeooo:paragraph-rsid="000a390f" style:font-size-asian="10.5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fo:font-size="12pt" fo:font-style="normal" fo:font-weight="normal" officeooo:rsid="0008ce7a" officeooo:paragraph-rsid="0008ce7a" style:font-size-asian="10.5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start" style:justify-single-word="false"/>
      <style:text-properties fo:font-size="12pt" fo:font-style="normal" fo:font-weight="normal" officeooo:rsid="0008ce7a" officeooo:paragraph-rsid="000a390f"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08ce7a" officeooo:paragraph-rsid="000a390f"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fo:font-size="12pt" fo:font-style="normal" fo:font-weight="normal" officeooo:rsid="000a390f" officeooo:paragraph-rsid="000a390f"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0cac7a" officeooo:paragraph-rsid="000cac7a"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officeooo:paragraph-rsid="00040659"/>
    </style:style>
    <style:style style:name="T1" style:family="text">
      <style:text-properties fo:font-style="normal" style:font-style-asian="normal" style:font-style-complex="normal"/>
    </style:style>
    <style:style style:name="T2" style:family="text">
      <style:text-properties fo:font-style="normal" officeooo:rsid="00040659" style:font-style-asian="normal" style:font-style-complex="normal"/>
    </style:style>
    <style:style style:name="T3" style:family="text">
      <style:text-properties fo:font-style="normal" officeooo:rsid="000a9865" style:font-style-asian="normal" style:font-style-complex="normal"/>
    </style:style>
    <style:style style:name="T4" style:family="text">
      <style:text-properties fo:font-size="12pt" fo:font-style="normal" fo:font-weight="normal" officeooo:rsid="00024407" style:font-size-asian="10.5pt" style:font-style-asian="normal" style:font-weight-asian="normal" style:font-size-complex="12pt" style:font-style-complex="normal" style:font-weight-complex="normal"/>
    </style:style>
    <style:style style:name="T5" style:family="text">
      <style:text-properties fo:font-size="12pt" fo:font-style="normal" fo:font-weight="normal" officeooo:rsid="0003f022" style:font-size-asian="10.5pt" style:font-style-asian="normal" style:font-weight-asian="normal" style:font-size-complex="12pt" style:font-style-complex="normal" style:font-weight-complex="normal"/>
    </style:style>
    <style:style style:name="T6" style:family="text">
      <style:text-properties fo:font-size="12pt" fo:font-style="normal" fo:font-weight="normal" officeooo:rsid="00040659"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0746c2"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08ce7a" style:font-size-asian="10.5pt" style:font-style-asian="normal" style:font-weight-asian="normal" style:font-size-complex="12pt" style:font-style-complex="normal" style:font-weight-complex="normal"/>
    </style:style>
    <style:style style:name="T9" style:family="text">
      <style:text-properties fo:font-size="12pt" fo:font-style="normal" fo:font-weight="normal" officeooo:rsid="000a9865" style:font-size-asian="10.5pt" style:font-style-asian="normal" style:font-weight-asian="normal" style:font-size-complex="12pt" style:font-style-complex="normal" style:font-weight-complex="normal"/>
    </style:style>
    <style:style style:name="T10" style:family="text">
      <style:text-properties fo:font-size="12pt" fo:font-style="normal" fo:font-weight="bold" officeooo:rsid="00040659" style:font-size-asian="10.5pt" style:font-style-asian="normal" style:font-weight-asian="bold" style:font-size-complex="12pt" style:font-style-complex="normal" style:font-weight-complex="bold"/>
    </style:style>
    <style:style style:name="T11" style:family="text">
      <style:text-properties officeooo:rsid="00040659"/>
    </style:style>
    <style:style style:name="T12" style:family="text">
      <style:text-properties officeooo:rsid="000746c2"/>
    </style:style>
    <style:style style:name="T13" style:family="text">
      <style:text-properties officeooo:rsid="0008ce7a"/>
    </style:style>
    <style:style style:name="T14" style:family="text">
      <style:text-properties officeooo:rsid="000a390f"/>
    </style:style>
    <style:style style:name="T15" style:family="text">
      <style:text-properties officeooo:rsid="000a98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diguer : Superviseur</text:p>
      <text:p text:style-name="P2"/>
      <text:p text:style-name="P2"/>
      <text:list xml:id="list4434658528675343631" text:style-name="L1">
        <text:list-item>
          <text:p text:style-name="P5"><text:span text:style-name="T12">1ère étape : d</text:span>étailler les différents scénarios (<text:span text:style-name="T11">à partir de l'erreur 4900</text:span><text:span text:style-name="T1">) </text:span><text:span text:style-name="T3">afin de </text:span><text:span text:style-name="T1">lister les commandes </text:span><text:span text:style-name="T2">qu'il faudra effectuer au CC</text:span><text:span text:style-name="T1">. </text:span><text:span text:style-name="T3">A documenter sur ces pages.</text:span></text:p>
          <text:list>
            <text:list-item>
              <text:p text:style-name="P6"><text:a xlink:type="simple" xlink:href="https://github.com/Prodiguer/prodiguer-docs/wiki/monitoring" text:style-name="Internet_20_link" text:visited-style-name="Visited_20_Internet_20_Link">https://github.com/Prodiguer/prodiguer-docs/wiki/monitoring</text:a></text:p>
            </text:list-item>
            <text:list-item>
              <text:p text:style-name="P6"><text:a xlink:type="simple" xlink:href="https://github.com/Prodiguer/prodiguer-docs/wiki/Monitoring-Message-Sequences" text:style-name="Internet_20_link" text:visited-style-name="Visited_20_Internet_20_Link"><text:span text:style-name="T1">https://github.com/Prodiguer/prodiguer-docs/wiki/Monitoring-Message-Sequences</text:span></text:a></text:p>
            </text:list-item>
          </text:list>
          <text:p text:style-name="P16"/>
        </text:list-item>
        <text:list-item>
          <text:p text:style-name="P16"><text:span text:style-name="T6">Proposition</text:span><text:span text:style-name="T5"> de modification </text:span><text:span text:style-name="T6">du déroulement de la chaîne de traitement</text:span><text:span text:style-name="T5"> a</text:span><text:span text:style-name="T4">u </text:span><text:span text:style-name="T6">CC</text:span><text:span text:style-name="T4"> (dans libIGCM) </text:span><text:span text:style-name="T6">lorsqu'il y a une erreur (</text:span><text:span text:style-name="T8">non valide pour un </text:span><text:span text:style-name="T6">timeout) </text:span><text:span text:style-name="T4">: </text:span></text:p>
          <text:p text:style-name="P16"><text:span text:style-name="T4">erreur d</text:span><text:span text:style-name="T5">u job =&gt; envoi du mail à </text:span><text:span text:style-name="T6">superviseur</text:span><text:span text:style-name="T5">@ipsl-jussieu.fr =&gt; </text:span><text:span text:style-name="T10">mettre le job en «attente»</text:span><text:span text:style-name="T6"> quelques secondes =&gt; </text:span><text:span text:style-name="T10">retour de Prodiguer </text:span><text:span text:style-name="T7">(IPSL)</text:span><text:span text:style-name="T6"> </text:span><text:span text:style-name="T8">via un appel web service HTTP </text:span><text:span text:style-name="T6">indiqu</text:span><text:span text:style-name="T8">ant </text:span><text:span text:style-name="T7">au CC</text:span><text:span text:style-name="T6"> quoi faire =&gt; </text:span><text:span text:style-name="T7">puis </text:span><text:span text:style-name="T9">terminer </text:span><text:span text:style-name="T6">le job </text:span><text:span text:style-name="T9">proprement </text:span><text:span text:style-name="T7">(CC)</text:span><text:span text:style-name="T6">.</text:span></text:p>
          <text:p text:style-name="P7"/>
        </text:list-item>
        <text:list-item>
          <text:p text:style-name="P7">Retour de Prodiguer vers le CC via <text:span text:style-name="T13">GSI-SSH</text:span>. <text:span text:style-name="T15">Le </text:span>TGCC <text:span text:style-name="T15">est favorable. À</text:span> discuter à l'IDRIS.</text:p>
          <text:p text:style-name="P8"/>
        </text:list-item>
        <text:list-item>
          <text:p text:style-name="P9"><text:span text:style-name="T13">Aspect important à traiter du </text:span>côté de Prodiguer :</text:p>
          <text:list>
            <text:list-item>
              <text:p text:style-name="P11">l'état de la simulation doit être connu/persister/consultable à tout moment (pas que par le javascript)</text:p>
            </text:list-item>
            <text:list-item>
              <text:p text:style-name="P11">Réflexion quant à la synchronisation des threadds consommant les messages</text:p>
              <text:list>
                <text:list-item>
                  <text:p text:style-name="P9"><text:span text:style-name="T13">⇒ b</text:span>onne synchronisation des informations de la simulation et de ses jobs (calcul ou post-traitement)?</text:p>
                </text:list-item>
              </text:list>
            </text:list-item>
          </text:list>
        </text:list-item>
      </text:list>
      <text:p text:style-name="P3"/>
      <text:p text:style-name="P4">Composante à développer (<text:span text:style-name="T14">à murir</text:span>).</text:p>
      <text:p text:style-name="P3"/>
      <text:list xml:id="list124017069578317" text:continue-numbering="true" text:style-name="L1">
        <text:list-item>
          <text:p text:style-name="P10"><text:span text:style-name="T14">Détecteur </text:span>:</text:p>
          <text:list>
            <text:list-item>
              <text:p text:style-name="P12">écoute les messages arrivants des centres du calcul sur la plate-forme de messagerie et met à jour l'état des simulations</text:p>
            </text:list-item>
            <text:list-item>
              <text:p text:style-name="P14">détermine si une simulation est en timeout. Pour ce faire chaque simulation lui donne une heure limite de réception d'un signal de fin. Si ce signal n'est pas envoyé dans les temps alors on passe la main au dispatcher.</text:p>
            </text:list-item>
          </text:list>
        </text:list-item>
        <text:list-item>
          <text:p text:style-name="P14">Dispatcher</text:p>
          <text:list>
            <text:list-item>
              <text:p text:style-name="P12">envo<text:span text:style-name="T14">ie </text:span>par GSI-SSH aux centres de calcul <text:span text:style-name="T14">les commandes correspondantes aux scénarios ayant déclenché une action de supervision.</text:span></text:p>
            </text:list-item>
          </text:list>
        </text:list-item>
      </text:list>
      <text:p text:style-name="P13"/>
      <text:p text:style-name="P13"/>
      <text:p text:style-name="P15">----------------------------------------</text:p>
      <text:p text:style-name="P15">Detection</text:p>
      <text:p text:style-name="P15">----------------------------------------</text:p>
      <text:p text:style-name="P15"/>
      <text:p text:style-name="P15">- @IPSL (Prodiguer server)</text:p>
      <text:p text:style-name="P15">- python</text:p>
      <text:p text:style-name="P15">- Depends upon scenario</text:p>
      <text:p text:style-name="P15">- Integrated with MQ server</text:p>
      <text:p text:style-name="P15">- Detection initiated by simulation messages</text:p>
      <text:p text:style-name="P15">- Detection initiated by job delay warnings</text:p>
      <text:p text:style-name="P15"/>
      <text:p text:style-name="P15">----------------------------------------</text:p>
      <text:p text:style-name="P15">Dispatch</text:p>
      <text:p text:style-name="P15">----------------------------------------</text:p>
      <text:p text:style-name="P15"/>
      <text:p text:style-name="P15"><text:soft-page-break/>- @IPSL (Prodiguer server)</text:p>
      <text:p text:style-name="P15">- python / bash</text:p>
      <text:p text:style-name="P15">- Over SSH-GSI channel</text:p>
      <text:p text:style-name="P15">- Delegated X509 identity certificate for each user / login</text:p>
      <text:p text:style-name="P15">- Requires password ?</text:p>
      <text:p text:style-name="P15">- Encodes command info as a message</text:p>
      <text:p text:style-name="P15"/>
      <text:p text:style-name="P15">----------------------------------------</text:p>
      <text:p text:style-name="P15">Execution</text:p>
      <text:p text:style-name="P15">----------------------------------------</text:p>
      <text:p text:style-name="P15"/>
      <text:p text:style-name="P15">- @Centre de calcul</text:p>
      <text:p text:style-name="P15">- python</text:p>
      <text:p text:style-name="P15">- Command identifiers</text:p>
      <text:p text:style-name="P15">- Comman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Microsoft Yahei" svg:font-family="'Microsoft Ya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crosoft Yahei" style:font-family-asian="'Microsoft Yahei'"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7T09:52:48.900433457</meta:creation-date>
    <dc:date>2015-09-02T12:40:15.439467000</dc:date>
    <meta:editing-duration>PT1H46M3S</meta:editing-duration>
    <meta:editing-cycles>5</meta:editing-cycles>
    <meta:generator>LibreOffice/4.4.4.3$MacOSX_X86_64 LibreOffice_project/2c39ebcf046445232b798108aa8a7e7d89552ea8</meta:generator>
    <meta:document-statistic meta:table-count="0" meta:image-count="0" meta:object-count="0" meta:page-count="2" meta:paragraph-count="45" meta:word-count="347" meta:character-count="2337" meta:non-whitespace-character-count="2049"/>
  </office:meta>
</office:document-meta>
</file>